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4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4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4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4"/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4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4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34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4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34"/>
          <table:table-cell table:style-name="ce34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4"/>
          <table:table-cell table:style-name="ce34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31">
            <calcext:condition calcext:apply-style-name="Error" calcext:value="duplicate" calcext:base-cell-address="list.D3"/>
          </calcext:conditional-format>
          <calcext:conditional-format calcext:target-range-address="list.E3:list.E31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23:59:47.5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7T00:00:42.510000000</dc:date>
    <meta:editing-duration>P1DT2H2M57S</meta:editing-duration>
    <meta:editing-cycles>480</meta:editing-cycles>
    <meta:document-statistic meta:table-count="1" meta:cell-count="17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